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18pt" style:font-size-asian="15.75pt" style:font-size-complex="18pt"/>
    </style:style>
    <style:style style:name="P2" style:family="paragraph" style:parent-style-name="Standard">
      <style:text-properties fo:font-size="18pt" style:font-size-asian="15.75pt" style:font-size-complex="18pt"/>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5">
      <style:text-properties fo:font-weight="bold"/>
    </style:style>
    <style:style style:name="P9" style:family="paragraph" style:parent-style-name="Text_20_body">
      <style:text-properties fo:font-size="18pt" style:font-size-asian="15.75pt" style:font-size-complex="18pt"/>
    </style:style>
    <style:style style:name="P10" style:family="paragraph" style:parent-style-name="Text_20_body" style:list-style-name="L6"/>
    <style:style style:name="P11" style:family="paragraph" style:parent-style-name="Text_20_body" style:list-style-name="L7"/>
    <style:style style:name="T1" style:family="text">
      <style:text-properties fo:font-weight="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ere’s the complete blueprint of the application we are building.</text:p>
      <text:p text:style-name="Horizontal_20_Line"/>
      <text:h text:style-name="Heading_20_2" text:outline-level="2">1. The Infrastructure Layer (The Foundation)</text:h>
      <text:p text:style-name="Text_20_body">This is the stable base you've already built using Docker Compose.</text:p>
      <text:list text:style-name="L1">
        <text:list-item>
          <text:p text:style-name="P3"><text:span text:style-name="Source_20_Text"><text:span text:style-name="T1">db</text:span></text:span><text:span text:style-name="T1"> Service:</text:span> A PostgreSQL database super-charged with the <text:span text:style-name="Source_20_Text">pgvector</text:span> extension to store and search text embeddings efficiently.</text:p>
        </text:list-item>
        <text:list-item>
          <text:p text:style-name="P3"><text:span text:style-name="Source_20_Text"><text:span text:style-name="T1">ollama</text:span></text:span><text:span text:style-name="T1"> Service:</text:span> A dedicated AI service running in its own container. We've built a custom image that comes pre-loaded with the <text:span text:style-name="Source_20_Text">nomic-embed-text</text:span> model, so it's always ready.</text:p>
        </text:list-item>
        <text:list-item>
          <text:p text:style-name="P3"><text:span text:style-name="Source_20_Text"><text:span text:style-name="T1">web</text:span></text:span><text:span text:style-name="T1"> Service:</text:span> The main application container that runs all our Python code, including the ingestion script and the future FastAPI server.</text:p>
        </text:list-item>
      </text:list>
      <text:p text:style-name="Horizontal_20_Line"/>
      <text:h text:style-name="Heading_20_2" text:outline-level="2">2. The Ingestion Layer (The Data Pipeline)</text:h>
      <text:p text:style-name="Text_20_body">This is the automated, one-time process that populates our database.</text:p>
      <text:list text:style-name="L2">
        <text:list-item>
          <text:p text:style-name="P4">The <text:span text:style-name="Source_20_Text">startup.sh</text:span> script in the <text:span text:style-name="Source_20_Text">web</text:span> container orchestrates the process.</text:p>
        </text:list-item>
        <text:list-item>
          <text:p text:style-name="P4">It runs <text:span text:style-name="Source_20_Text">ingestion.py</text:span>, which reads your source data (the <text:span text:style-name="Source_20_Text">patient_data.csv</text:span>).</text:p>
        </text:list-item>
        <text:list-item>
          <text:p text:style-name="P4">For each record (a "chunk"), it calls the <text:span text:style-name="Source_20_Text">ollama</text:span> service to generate a 768-dimension embedding vector.</text:p>
        </text:list-item>
        <text:list-item>
          <text:p text:style-name="P4">Finally, it stores both the raw text <text:span text:style-name="Source_20_Text">content</text:span> and the <text:span text:style-name="Source_20_Text">embedding</text:span> vector in the <text:span text:style-name="Source_20_Text">db</text:span> service.</text:p>
        </text:list-item>
      </text:list>
      <text:p text:style-name="Horizontal_20_Line"/>
      <text:h text:style-name="Heading_20_2" text:outline-level="2">3. The Application &amp; API Layer (The "Brain")</text:h>
      <text:p text:style-name="Text_20_body">This is the part we will build next. It's the interactive core of the application.</text:p>
      <text:list text:style-name="L3">
        <text:list-item>
          <text:p text:style-name="P5">A <text:span text:style-name="T1">FastAPI server</text:span> (<text:span text:style-name="Source_20_Text">main.py</text:span>) will run inside the <text:span text:style-name="Source_20_Text">web</text:span> container.</text:p>
        </text:list-item>
        <text:list-item>
          <text:p text:style-name="P5">It will expose an API endpoint (e.g., <text:span text:style-name="Source_20_Text">/ask</text:span>) that accepts a user's question.</text:p>
        </text:list-item>
        <text:list-item>
          <text:p text:style-name="P5">When a question is received, it will perform the <text:span text:style-name="T1">RAG process</text:span>:</text:p>
          <text:list>
            <text:list-item>
              <text:p text:style-name="P5"><text:span text:style-name="T1">Retrieve:</text:span> It will use the <text:span text:style-name="Source_20_Text">ollama</text:span> service to embed the question, then use the <text:span text:style-name="Source_20_Text">db_manager</text:span> to search the database for the most relevant text chunks.</text:p>
            </text:list-item>
            <text:list-item>
              <text:p text:style-name="P5"><text:span text:style-name="T1">Augment:</text:span> It will create a new, detailed prompt by combining the original question with the relevant chunks retrieved from the database.</text:p>
            </text:list-item>
            <text:list-item>
              <text:p text:style-name="P5"><text:span text:style-name="T1">Generate:</text:span> It will send this augmented prompt to a generative LLM (like <text:span text:style-name="Source_20_Text">gemma:2b</text:span> or <text:span text:style-name="Source_20_Text">llama3</text:span>) via the <text:span text:style-name="Source_20_Text">ollama</text:span> service to get a final, context-aware answer.</text:p>
            </text:list-item>
          </text:list>
        </text:list-item>
      </text:list>
      <text:p text:style-name="Horizontal_20_Line"/>
      <text:h text:style-name="Heading_20_2" text:outline-level="2"><text:soft-page-break/>4. The Security &amp; Privacy Layer (The Guard Rails)</text:h>
      <text:p text:style-name="Text_20_body">This layer is built into the API to ensure professional-grade data handling.</text:p>
      <text:list text:style-name="L4">
        <text:list-item>
          <text:p text:style-name="P6"><text:span text:style-name="T1">Patient-Scoped Queries:</text:span> The default mode of operation. The <text:span text:style-name="Source_20_Text">/ask</text:span> endpoint will require a specific <text:span text:style-name="Source_20_Text">patient_id</text:span>, and all database searches will be strictly filtered to only that patient's data.</text:p>
        </text:list-item>
        <text:list-item>
          <text:p text:style-name="P6"><text:span text:style-name="T1">Anonymized Analytics:</text:span> A separate, permission-based feature for clinical research that would query an anonymized version of the database to find patterns without exposing patient identities.</text:p>
        </text:list-item>
      </text:list>
      <text:p text:style-name="Text_20_body">This design covers the entire lifecycle, from data ingestion to a secure, intelligent, and valuable response.</text:p>
      <text:p text:style-name="Standard"/>
      <text:p text:style-name="P9">Excellent, practical questions. Let's break down the current state of the <text:span text:style-name="Source_20_Text">web</text:span> container and then design the real-world patient identification and anonymization systems.</text:p>
      <text:p text:style-name="Horizontal_20_Line"/>
      <text:h text:style-name="Heading_20_3" text:outline-level="3">The <text:span text:style-name="Source_20_Text">web</text:span> Container: Role &amp; Relationships</text:h>
      <text:list text:style-name="L5">
        <text:list-item>
          <text:p text:style-name="P7"><text:span text:style-name="T1">What's running now?</text:span> Currently, your <text:span text:style-name="Source_20_Text">web</text:span> container executes the <text:span text:style-name="Source_20_Text">startup.sh</text:span> script. This script runs <text:span text:style-name="Source_20_Text">ingestion.py</text:span> to populate the database and then runs <text:span text:style-name="Source_20_Text">tail -f /dev/null</text:span> to idle, keeping the container alive for us to run tests like <text:span text:style-name="Source_20_Text">test_retrieval.py</text:span>.</text:p>
        </text:list-item>
        <text:list-item>
          <text:p text:style-name="P7"><text:span text:style-name="T1">What is its role?</text:span> The <text:span text:style-name="Source_20_Text">web</text:span> container is the <text:span text:style-name="T1">brain and application server</text:span> of your ecosystem. It's the only service that contains custom logic.</text:p>
        </text:list-item>
        <text:list-item>
          <text:p text:style-name="P8">Entities and Relationships:</text:p>
          <text:list>
            <text:list-item>
              <text:p text:style-name="P7"><text:span text:style-name="T1">Entities:</text:span> Its main components are your Python scripts (<text:span text:style-name="Source_20_Text">ingestion.py</text:span>, <text:span text:style-name="Source_20_Text">db_manager.py</text:span>, <text:span text:style-name="Source_20_Text">test_retrieval.py</text:span>, and the future <text:span text:style-name="Source_20_Text">main.py</text:span> API).</text:p>
            </text:list-item>
            <text:list-item>
              <text:p text:style-name="P7"><text:span text:style-name="T1">Relationships:</text:span> It's the central orchestrator. It initiates commands to the other two services:</text:p>
              <text:list>
                <text:list-item>
                  <text:p text:style-name="P7">It sends <text:span text:style-name="T1">SQL queries</text:span> to the <text:span text:style-name="Source_20_Text">db</text:span> service to store and retrieve data.</text:p>
                </text:list-item>
                <text:list-item>
                  <text:p text:style-name="P7">It sends <text:span text:style-name="T1">API requests</text:span> to the <text:span text:style-name="Source_20_Text">ollama</text:span> service to generate embeddings and, in the future, to generate text answers.</text:p>
                </text:list-item>
              </text:list>
            </text:list-item>
          </text:list>
        </text:list-item>
      </text:list>
      <text:p text:style-name="Horizontal_20_Line"/>
      <text:h text:style-name="P1" text:outline-level="3">Designing the Anonymized Analytics Feature</text:h>
      <text:p text:style-name="Text_20_body">To allow for research across multiple patient records without breaching privacy, you need a separate, de-identified dataset. Here are two professional options.</text:p>
      <text:h text:style-name="Heading_20_4" text:outline-level="4"><text:soft-page-break/>Option 1: Anonymized Materialized View (Simpler)</text:h>
      <text:list text:style-name="L6">
        <text:list-item>
          <text:p text:style-name="P10"><text:span text:style-name="T1">How it works:</text:span> Inside your existing PostgreSQL database, you would create a <text:span text:style-name="Source_20_Text">MATERIALIZED VIEW</text:span>. This is like a special, stored query result that acts as a table. This view would select from your real tables but would exclude PII columns (name, phone number) and potentially obfuscate others (like rounding age to the nearest decade). The vector embeddings, which contain no PII, would be included.</text:p>
        </text:list-item>
        <text:list-item>
          <text:p text:style-name="P10"><text:span text:style-name="T1">Pros:</text:span> Relatively simple to set up and manage within the same database.</text:p>
        </text:list-item>
        <text:list-item>
          <text:p text:style-name="P10"><text:span text:style-name="T1">Cons:</text:span> Higher security risk. The real data and the anonymized data live on the same server, so a single database misconfiguration could potentially expose a link between them.</text:p>
        </text:list-item>
      </text:list>
      <text:h text:style-name="Heading_20_4" text:outline-level="4">Option 2: Separate Anonymized Database (Most Secure)</text:h>
      <text:p text:style-name="Text_20_body">This is the gold standard for production environments.</text:p>
      <text:list text:style-name="L7">
        <text:list-item>
          <text:p text:style-name="P11"><text:span text:style-name="T1">How it works:</text:span> You create an entirely <text:span text:style-name="T1">separate, second database server</text:span>. A nightly automated script, called an <text:span text:style-name="T1">ETL (Extract, Transform, Load) pipeline</text:span>, would:</text:p>
          <text:list>
            <text:list-item>
              <text:p text:style-name="P11"><text:span text:style-name="T1">Extract:</text:span> Read new records from the live production database.</text:p>
            </text:list-item>
            <text:list-item>
              <text:p text:style-name="P11"><text:span text:style-name="T1">Transform:</text:span> Run a robust anonymization script. This would completely remove all PII (names, specific dates, addresses) and replace patient IDs with new, untraceable random IDs.</text:p>
            </text:list-item>
            <text:list-item>
              <text:p text:style-name="P11"><text:span text:style-name="T1">Load:</text:span> Load this clean, anonymized data into the separate research database.</text:p>
            </text:list-item>
          </text:list>
        </text:list-item>
        <text:list-item>
          <text:p text:style-name="P11"><text:span text:style-name="T1">Pros:</text:span> <text:span text:style-name="T1">Maximum security and isolation.</text:span> The research environment is completely air-gapped from the live patient data. Analytics queries have zero performance impact on the live clinical database.</text:p>
        </text:list-item>
        <text:list-item>
          <text:p text:style-name="P11"><text:span text:style-name="T1">Cons:</text:span> More complex and costly, as it requires managing a separate database and an ETL process.</text:p>
        </text:list-item>
      </text:list>
      <text:p text:style-name="Text_20_body">For this project, we will design the application with the <text:span text:style-name="T1">Separate Anonymized Database</text:span> model in mind, as it represents the most professional and secure architectur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18:48:28.353944638</meta:creation-date>
    <dc:date>2025-09-10T19:10:35.897652697</dc:date>
    <meta:editing-duration>PT22M8S</meta:editing-duration>
    <meta:editing-cycles>2</meta:editing-cycles>
    <meta:generator>LibreOffice/24.2.7.2$Linux_X86_64 LibreOffice_project/420$Build-2</meta:generator>
    <meta:document-statistic meta:table-count="0" meta:image-count="0" meta:object-count="0" meta:page-count="3" meta:paragraph-count="49" meta:word-count="853" meta:character-count="5392" meta:non-whitespace-character-count="4619"/>
  </office:meta>
</office:document-meta>
</file>